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Mehdi MAAREF</text:p>
          </table:table-cell>
          <table:table-cell table:style-name="Tableau1.A2" office:value-type="string">
            <text:p text:style-name="P3"><text:s/>K. Felicianne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7" text:outline-level="1">Analyse technique allégée</text:h>
      <text:p text:style-name="P5"/>
      <text:list xml:id="list14112534322" text:style-name="L1">
        <text:list-item>
          <text:p text:style-name="P9">Outils</text:p>
        </text:list-item>
      </text:list>
      <text:p text:style-name="P6">GIT</text:p>
      <text:p text:style-name="P6">Umbrello</text:p>
      <text:p text:style-name="P6">QTCreator</text:p>
      <text:list xml:id="list320779934" text:continue-numbering="true" text:style-name="L1">
        <text:list-item>
          <text:p text:style-name="P9">librairies</text:p>
        </text:list-item>
      </text:list>
      <text:p text:style-name="P6">QT 4.8</text:p>
      <text:list xml:id="list895441434" text:continue-numbering="true" text:style-name="L1">
        <text:list-item>
          <text:p text:style-name="P9">Développement en spirale</text:p>
        </text:list-item>
      </text:list>
      <text:p text:style-name="P6">Le développement en spirale permet une évolution progressive du produit en gardant toujours un ensemble de fonctionnalités. On y parvient en découpant les tâches de manière appropriée et en les répartissant sur plusieurs itérations. Pour chaque itération, on attribue ces tâches à chaque membre de l'équ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3:56:09</dc:date>
    <meta:editing-duration>PT11H34M24S</meta:editing-duration>
    <meta:editing-cycles>116</meta:editing-cycles>
    <dc:creator>Foucou Romain</dc:creator>
    <meta:document-statistic meta:table-count="4" meta:image-count="0" meta:object-count="0" meta:page-count="2" meta:paragraph-count="30" meta:word-count="103" meta:character-count="629"/>
  </office:meta>
</office:document-meta>
</file>